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.55pt"/>
    </style:style>
    <style:style style:name="co2" style:family="table-column">
      <style:table-column-properties fo:break-before="auto" style:column-width="617.61pt"/>
    </style:style>
    <style:style style:name="co3" style:family="table-column">
      <style:table-column-properties fo:break-before="auto" style:column-width="20.0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0.0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0.01pt" fo:break-before="auto" style:use-optimal-row-height="false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f1c1b"/>
    </style:style>
    <style:style style:name="ce2" style:family="table-cell" style:parent-style-name="Default">
      <style:text-properties fo:color="#1f1c1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1f1c1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UDF&lt;c&gt;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7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(0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<text:s text:c="2"/>CPS&lt;effect&gt;,&lt;iflags&gt;{,#&lt;mode&gt;} CPS#&lt;mode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2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(0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<text:s text:c="2"/>SETEND &lt;endian specifier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PLI [&lt;Rn&gt;,#+/-&lt;imm12&gt;] PLI &lt;label&gt; PLI 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CLREX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DSB 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DMB 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ISB 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PLD{W} [&lt;Rn&gt;,#+/-&lt;imm12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PLD &lt;label&gt; PLD 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LI [&lt;Rn&gt;,+/-&lt;Rm&gt;{,&lt;sift&gt;}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LD{W} [&lt;Rn&gt;,+/-&lt;Rm&gt;{,&lt;sift&gt;}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8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table:number-columns-repeated="9" office:value-type="string" calcext:value-type="string">
            <text:p>(0)</text:p>
          </table:table-cell>
          <table:table-cell office:value-type="string" calcext:value-type="string">
            <text:p><text:s text:c="2"/>RFE{&lt;amode&gt;} &lt;Rn&gt;{!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3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table:number-columns-repeated="5"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table:number-columns-repeated="3" office:value-type="string" calcext:value-type="string">
            <text:p>(0)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<text:s text:c="2"/>SRS{&lt;amode&gt;} SP{!},#&lt;mode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BLX &lt;label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U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N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N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LA{S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EO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EO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7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MAAL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UB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U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U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LS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D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B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B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1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B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T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B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&lt;x&gt;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ST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ST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W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LW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BKPT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XJ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L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EQ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EQ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8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&lt;x&gt;&lt;y&gt;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D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8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HVC 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P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P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L&lt;x&gt;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D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<text:s text:c="2"/>ERET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MC&lt;c&gt; #&lt;imm4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LZ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N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N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WP{B}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<text:s text:c="2"/>MRS&lt;c&gt; &lt;Rd&gt;,&lt;banked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<text:s text:c="2"/>MRS&lt;c&gt; &lt;Rd&gt;,&lt;spec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SR&lt;c&gt; &lt;spec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SR&lt;c&gt; &lt;banked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OR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OR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D&lt;c&gt; &lt;Rd&gt;,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D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MOV{S}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RX{S}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LS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L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A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RO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SL{S}&lt;c&gt; &lt;Rd&gt;,&lt;Rm&gt;,#&lt;imm5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4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O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B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B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I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I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H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H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MVN{S}&lt;c&gt; &lt;Rd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MVN{S}&lt;c&gt; &lt;Rd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&lt;opc1&gt;S&lt;c&gt; PC,&lt;Rn&gt;,&lt;Rm&gt;{,&lt;sift&gt;} &lt;opc2&gt;S&lt;c&gt; PC,&lt;Rm&gt;{,&lt;sift&gt;} &lt;opc3&gt;S&lt;c&gt; PC,&lt;Rn&gt;,#&lt;const&gt; RRXS&lt;c&gt; PC,&lt;Rn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B9.3.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H&lt;c&gt; &lt;Rt&gt;,[&lt;Rn&gt;,+/-&lt;Rm&gt;]{!} ST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D&lt;c&gt; &lt;Rt&gt;,&lt;Rt2&gt;,[&lt;Rn&gt;,+/-&lt;Rm&gt;]{!} LD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D&lt;c&gt; &lt;Rt&gt;,&lt;Rt2&gt;,[&lt;Rn&gt;,+/-&lt;Rm&gt;]{!} ST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H&lt;c&gt; &lt;Rt&gt;,[&lt;Rn&gt;,+/-&lt;Rm&gt;]{!} LD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B&lt;c&gt; &lt;Rt&gt;,[&lt;Rn&gt;,+/-&lt;Rm&gt;]{!} LDRSB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&lt;c&gt; &lt;Rt&gt;,[&lt;Rn&gt;,+/-&lt;Rm&gt;]{!} LDRS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TRH&lt;c&gt; &lt;Rt&gt;,[&lt;Rn&gt;{,#+/-&lt;imm8&gt;}] STRH&lt;c&gt; &lt;Rt&gt;,[&lt;Rn&gt;],#+/-&lt;imm8&gt; ST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D&lt;c&gt; &lt;Rt&gt;,&lt;Rt2&gt;,[&lt;Rn&gt;{,#+/-&lt;imm8&gt;}] LDRD&lt;c&gt; &lt;Rt&gt;,&lt;Rt2&gt;,[&lt;Rn&gt;],#+/-&lt;imm8&gt; LD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TRD&lt;c&gt; &lt;Rt&gt;,&lt;Rt2&gt;,[&lt;Rn&gt;{,#+/-&lt;imm8&gt;}] STRD&lt;c&gt; &lt;Rt&gt;,&lt;Rt2&gt;,[&lt;Rn&gt;],#+/-&lt;imm8&gt; ST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H&lt;c&gt; &lt;Rt&gt;,&lt;label&gt; LDRH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B&lt;c&gt; &lt;Rt&gt;,&lt;label&gt; LDRSB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&lt;c&gt; &lt;Rt&gt;,&lt;label&gt; LDRS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H&lt;c&gt; &lt;Rt&gt;,[&lt;Rn&gt;{,#+/-&lt;imm8&gt;}] LDRH&lt;c&gt; &lt;Rt&gt;,[&lt;Rn&gt;],#+/-&lt;imm8&gt; LD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B&lt;c&gt; &lt;Rt&gt;,[&lt;Rn&gt;{,#+/-&lt;imm8&gt;}] LDRSB&lt;c&gt; &lt;Rt&gt;,[&lt;Rn&gt;],#+/-&lt;imm8&gt; LDRSB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&lt;c&gt; &lt;Rt&gt;,[&lt;Rn&gt;{,#+/-&lt;imm8&gt;}] LDRS&lt;c&gt; &lt;Rt&gt;,[&lt;Rn&gt;],#+/-&lt;imm8&gt; LDRS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D&lt;c&gt; &lt;Rt&gt;,&lt;Rt2&gt;,&lt;label&gt; LDRD&lt;c&gt; &lt;Rt&gt;,&lt;Rt2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3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ND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EOR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R&lt;c&gt; &lt;Rd&gt;,&lt;label bef&gt; SUB &lt;Rd&gt;,PC,#0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UB{S}&lt;c&gt; &lt;Rd&gt;,SP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UB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RSB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R&lt;c&gt; &lt;Rd&gt;,&lt;label af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D{S}&lt;c&gt; &lt;Rd&gt;,SP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D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B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RS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OVW&lt;c&gt; &lt;Rd&gt;,#&lt;imm16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0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2"/>NOP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YIELD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WFE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WFI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SEV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8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DBG&lt;c&gt; #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OVT&lt;c&gt; &lt;Rd&gt;,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SR&lt;c&gt; &lt;spec reg&gt;,#&lt;const&gt; If R and MMMM are zeros =&gt; hint instruction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TST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TEQ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CMP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CMN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4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ORR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OV{S}&lt;c&gt; &lt;Rd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BI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VN{S}&lt;c&gt; &lt;Rd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&lt;opc1&gt;S&lt;c&gt; PC,&lt;Rn&gt;,#&lt;const&gt; &lt;opc2&gt;S&lt;c&gt; PC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POP&lt;c&gt; &lt;registers&gt;,&lt;Rt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3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T&lt;c&gt; &lt;Rt&gt;,[&lt;Rn&gt;],{,+/-&lt;imm12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T&lt;c&gt; &lt;Rt&gt;,[&lt;Rn&gt;],{,#+/-&lt;imm12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BT&lt;c&gt; &lt;Rt&gt;,[&lt;Rn&gt;],#+/-&lt;imm12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BT&lt;c&gt; &lt;Rt&gt;,[&lt;Rn&gt;],#+/-&lt;imm12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PUSH&lt;c&gt; &lt;registers&gt;,&lt;Rt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3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&lt;c&gt; &lt;Rt&gt;,[&lt;Rn&gt;{,#+/-&lt;imm12&gt;}] STR&lt;c&gt; &lt;Rt&gt;,[&lt;Rn&gt;],#+/-&lt;imm12&gt; STR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&lt;c&gt; &lt;Rt&gt;,&lt;label&gt; LDR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&lt;c&gt; &lt;Rt&gt;,[&lt;Rn&gt;{,#+/-&lt;imm12&gt;}] LDR&lt;c&gt; &lt;Rt&gt;,[&lt;Rn&gt;],#+/-&lt;imm12&gt; LDR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B&lt;c&gt; &lt;Rt&gt;,[&lt;Rn&gt;{,#+/-&lt;imm12&gt;}] STRB&lt;c&gt; &lt;Rt&gt;,[&lt;Rn&gt;],#+/-&lt;imm12&gt; STRB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B&lt;c&gt; &lt;Rt&gt;,&lt;label&gt; LDRB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B&lt;c&gt; &lt;Rt&gt;,[&lt;Rn&gt;{,#+/-&lt;imm12&gt;}] LDRB&lt;c&gt; &lt;Rt&gt;,[&lt;Rn&gt;],#+/-&lt;imm12&gt; LDRB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KHBT&lt;c&gt; &lt;Rd&gt;,&lt;Rn&gt;,&lt;Rm&gt;{,LSL#&lt;imm&gt;} PKHTB&lt;c&gt; &lt;Rd&gt;,&lt;Rn&gt;,&lt;Rm&gt;{,ASR#&lt;imm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EL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3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16&lt;c&gt; &lt;Rd&gt;,#&lt;im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16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&lt;c&gt; &lt;Rd&gt;,#&lt;imm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16&lt;c&gt; &lt;Rd&gt;,#&lt;imm4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BIT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SH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&lt;c&gt; &lt;Rd&gt;,#&lt;imm5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0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A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S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8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0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UL{R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A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S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A8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4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 text:c="2"/>BFC&lt;c&gt; &lt;Rd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BFI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&lt;c&gt; &lt;Rt&gt;,[&lt;Rn&gt;,+/-&lt;Rm&gt;{,&lt;sift&gt;}]{!} ST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&lt;c&gt; &lt;Rt&gt;,[&lt;Rn&gt;,+/-&lt;Rm&gt;{,&lt;sift&gt;}]{!} LD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&lt;c&gt; &lt;Rt&gt;,[&lt;Rn&gt;,+/-&lt;Rm&gt;{,&lt;sift&gt;}]{!} ST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&lt;c&gt; &lt;Rt&gt;,[&lt;Rn&gt;,+/-&lt;Rm&gt;{,&lt;sift&gt;}]{!} LD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DA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DA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POP&lt;c&gt; 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PUSH&lt;c&gt; 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D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D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I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I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L</text:p>
          </table:table-cell>
          <table:table-cell office:value-type="string" calcext:value-type="string">
            <text:p><text:s text:c="2"/>LDM{&lt;amode&gt;}&lt;c&gt; &lt;Rn&gt;{!},&lt;registers with p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{&lt;amode&gt;}&lt;c&gt; &lt;Rn&gt;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7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string" calcext:value-type="string">
            <text:p>L</text:p>
          </table:table-cell>
          <table:table-cell office:value-type="string" calcext:value-type="string">
            <text:p><text:s text:c="2"/>LDM{&lt;amode&gt;}&lt;c&gt; &lt;Rn&gt;,&lt;registers without p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B&lt;c&gt; &lt;label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BL&lt;c&gt; &lt;label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SVC&lt;c&gt;_#&lt;imm24&gt;</text:p>
          </table:table-cell>
          <table:table-cell table:style-name="ce3" office:value-type="string" calcext:value-type="string">
            <text:p><text:s/>A1</text:p>
          </table:table-cell>
          <table:table-cell office:value-type="string" calcext:value-type="string">
            <text:p><text:s/>A8.8.228</text:p>
          </table:table-cell>
        </table:table-row>
        <table:table-row table:style-name="ro1" table:number-rows-repeated="1048311">
          <table:table-cell table:number-columns-repeated="35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Class0" table:style-name="ta1" table:print="false">
        <office:forms form:automatic-focus="false" form:apply-design-mode="false"/>
        <table:table-column table:style-name="co1" table:number-columns-repeated="32" table:default-cell-style-name="ce1"/>
        <table:table-column table:style-name="co6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2"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N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UB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U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EO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D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B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table:style-name="Default" office:value-type="string" calcext:value-type="string">
            <text:p><text:s text:c="2"/>MRS&lt;c&gt; &lt;Rd&gt;,&lt;banked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table:style-name="Default" office:value-type="string" calcext:value-type="string">
            <text:p><text:s text:c="2"/>MRS&lt;c&gt; &lt;Rd&gt;,&lt;spec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&lt;x&gt;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L&lt;x&gt;&lt;y&gt;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ST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P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XJ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table:style-name="Default" office:value-type="string" calcext:value-type="string">
            <text:p><text:s text:c="2"/>ERET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SR&lt;c&gt; &lt;spec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SR&lt;c&gt; &lt;banked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W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ULW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UL&lt;x&gt;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EQ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N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OR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I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MOV{S}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RX{S}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SL{S}&lt;c&gt; &lt;Rd&gt;,&lt;Rm&gt;,#&lt;imm5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O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MVN{S}&lt;c&gt; &lt;Rd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&lt;opc1&gt;S&lt;c&gt; PC,&lt;Rn&gt;,&lt;Rm&gt;{,&lt;sift&gt;} &lt;opc2&gt;S&lt;c&gt; PC,&lt;Rm&gt;{,&lt;sift&gt;} &lt;opc3&gt;S&lt;c&gt; PC,&lt;Rn&gt;,#&lt;const&gt; RRXS&lt;c&gt; PC,&lt;Rn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B9.3.2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N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EO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N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U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B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LZ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L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D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D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BKPT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HVC 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MC&lt;c&gt; #&lt;imm4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ST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EQ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P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N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LS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L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A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RO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OR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I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MVN{S}&lt;c&gt; &lt;Rd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U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LA{S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U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UMAAL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LS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U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U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T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1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T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B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B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WP{B}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D&lt;c&gt; &lt;Rd&gt;,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D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B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H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B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H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D&lt;c&gt; &lt;Rt&gt;,&lt;Rt2&gt;,&lt;label&gt; LDRD&lt;c&gt; &lt;Rt&gt;,&lt;Rt2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TRH&lt;c&gt; &lt;Rt&gt;,[&lt;Rn&gt;,+/-&lt;Rm&gt;]{!} ST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H&lt;c&gt; &lt;Rt&gt;,[&lt;Rn&gt;,+/-&lt;Rm&gt;]{!} LD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TRH&lt;c&gt; &lt;Rt&gt;,[&lt;Rn&gt;{,#+/-&lt;imm8&gt;}] STRH&lt;c&gt; &lt;Rt&gt;,[&lt;Rn&gt;],#+/-&lt;imm8&gt; ST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H&lt;c&gt; &lt;Rt&gt;,&lt;label&gt; LDRH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H&lt;c&gt; &lt;Rt&gt;,[&lt;Rn&gt;{,#+/-&lt;imm8&gt;}] LDRH&lt;c&gt; &lt;Rt&gt;,[&lt;Rn&gt;],#+/-&lt;imm8&gt; LD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D&lt;c&gt; &lt;Rt&gt;,&lt;Rt2&gt;,[&lt;Rn&gt;,+/-&lt;Rm&gt;]{!} LD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B&lt;c&gt; &lt;Rt&gt;,[&lt;Rn&gt;,+/-&lt;Rm&gt;]{!} LDRSB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D&lt;c&gt; &lt;Rt&gt;,&lt;Rt2&gt;,[&lt;Rn&gt;{,#+/-&lt;imm8&gt;}] LDRD&lt;c&gt; &lt;Rt&gt;,&lt;Rt2&gt;,[&lt;Rn&gt;],#+/-&lt;imm8&gt; LD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B&lt;c&gt; &lt;Rt&gt;,&lt;label&gt; LDRSB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B&lt;c&gt; &lt;Rt&gt;,[&lt;Rn&gt;{,#+/-&lt;imm8&gt;}] LDRSB&lt;c&gt; &lt;Rt&gt;,[&lt;Rn&gt;],#+/-&lt;imm8&gt; LDRSB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TRD&lt;c&gt; &lt;Rt&gt;,&lt;Rt2&gt;,[&lt;Rn&gt;,+/-&lt;Rm&gt;]{!} ST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&lt;c&gt; &lt;Rt&gt;,[&lt;Rn&gt;,+/-&lt;Rm&gt;]{!} LDRS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TRD&lt;c&gt; &lt;Rt&gt;,&lt;Rt2&gt;,[&lt;Rn&gt;{,#+/-&lt;imm8&gt;}] STRD&lt;c&gt; &lt;Rt&gt;,&lt;Rt2&gt;,[&lt;Rn&gt;],#+/-&lt;imm8&gt; ST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&lt;c&gt; &lt;Rt&gt;,&lt;label&gt; LDRS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&lt;c&gt; &lt;Rt&gt;,[&lt;Rn&gt;{,#+/-&lt;imm8&gt;}] LDRS&lt;c&gt; &lt;Rt&gt;,[&lt;Rn&gt;],#+/-&lt;imm8&gt; LDRS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8</text:p>
          </table:table-cell>
          <table:table-cell/>
        </table:table-row>
        <table:table-row table:style-name="ro4">
          <table:table-cell table:style-name="Default" table:number-columns-repeated="33"/>
          <table:table-cell table:number-columns-repeated="3"/>
        </table:table-row>
        <table:table-row table:style-name="ro4" table:number-rows-repeated="1048466">
          <table:table-cell table:number-columns-repeated="36"/>
        </table:table-row>
        <table:table-row table:style-name="ro4">
          <table:table-cell table:number-columns-repeated="36"/>
        </table:table-row>
      </table:table>
      <table:table table:name="Class3" table:style-name="ta1" table:print="false">
        <office:forms form:automatic-focus="false" form:apply-design-mode="false"/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20</text:p>
          </table:table-cell>
        </table:table-row>
        <table:table-row table:style-name="ro2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0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&lt;c&gt; &lt;Rt&gt;,[&lt;Rn&gt;,+/-&lt;Rm&gt;{,&lt;sift&gt;}]{!} ST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&lt;c&gt; &lt;Rt&gt;,[&lt;Rn&gt;,+/-&lt;Rm&gt;{,&lt;sift&gt;}]{!} LD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&lt;c&gt; &lt;Rt&gt;,[&lt;Rn&gt;,+/-&lt;Rm&gt;{,&lt;sift&gt;}]{!} ST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&lt;c&gt; &lt;Rt&gt;,[&lt;Rn&gt;,+/-&lt;Rm&gt;{,&lt;sift&gt;}]{!} LD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UDF&lt;c&gt;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KHBT&lt;c&gt; &lt;Rd&gt;,&lt;Rn&gt;,&lt;Rm&gt;{,LSL#&lt;imm&gt;} PKHTB&lt;c&gt; &lt;Rd&gt;,&lt;Rn&gt;,&lt;Rm&gt;{,ASR#&lt;imm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EL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3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16&lt;c&gt; &lt;Rd&gt;,#&lt;im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16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&lt;c&gt; &lt;Rd&gt;,#&lt;imm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16&lt;c&gt; &lt;Rd&gt;,#&lt;imm4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BIT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SH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&lt;c&gt; &lt;Rd&gt;,#&lt;imm5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A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S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8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0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UL{R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A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S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A8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4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 text:c="2"/>BFC&lt;c&gt; &lt;Rd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BFI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6</text:p>
          </table:table-cell>
        </table:table-row>
        <table:table-row table:style-name="ro4">
          <table:table-cell table:style-name="Default" table:number-columns-repeated="32"/>
          <table:table-cell table:number-columns-repeated="3"/>
        </table:table-row>
        <table:table-row table:style-name="ro1" table:number-rows-repeated="1048489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A134:Sheet1.AMJ146" table:contains-header="false">
          <table:sort>
            <table:sort-by table:field-number="11" table:data-type="automatic"/>
          </table:sort>
        </table:database-range>
        <table:database-range table:name="__Anonymous_Sheet_DB__1" table:target-range-address="Class0.A37:Class0.AMJ108" table:contains-header="false">
          <table:sort>
            <table:sort-by table:field-number="27" table:data-type="automatic"/>
            <table:sort-by table:field-number="24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fo:border="none" fo:padding="0pt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3:13:28.558759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 LibreOffice_project/c4c7d32d0d49397cad38d62472b0bc8acff48dd6</meta:generator>
    <dc:title/>
    <meta:initial-creator>Unknown</meta:initial-creator>
    <meta:editing-cycles>27</meta:editing-cycles>
    <dc:date>2015-05-06T01:59:53.562401879</dc:date>
    <meta:creation-date>2015-05-03T15:23:20</meta:creation-date>
    <meta:editing-duration>PT19H14M37S</meta:editing-duration>
    <meta:document-statistic meta:table-count="3" meta:cell-count="15916" meta:object-count="0"/>
  </office:meta>
</office:document-meta>
</file>